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010b" officeooo:paragraph-rsid="000b010b" style:font-weight-asian="bold" style:font-weight-complex="bold"/>
    </style:style>
    <style:style style:name="P2" style:family="paragraph" style:parent-style-name="Standard">
      <style:paragraph-properties fo:text-align="center" style:justify-single-word="false"/>
      <style:text-properties fo:font-weight="bold" officeooo:rsid="0019569b" officeooo:paragraph-rsid="0019569b" style:font-weight-asian="bold" style:font-weight-complex="bold"/>
    </style:style>
    <style:style style:name="P3" style:family="paragraph" style:parent-style-name="Standard">
      <style:paragraph-properties fo:text-align="center" style:justify-single-word="false"/>
      <style:text-properties fo:font-weight="bold" officeooo:rsid="001d7892" officeooo:paragraph-rsid="001d7892" style:font-weight-asian="bold" style:font-weight-complex="bold"/>
    </style:style>
    <style:style style:name="P4" style:family="paragraph" style:parent-style-name="Standard">
      <style:paragraph-properties fo:text-align="start" style:justify-single-word="false"/>
      <style:text-properties fo:font-weight="normal" officeooo:rsid="000b010b" officeooo:paragraph-rsid="000b010b"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0b010b" officeooo:paragraph-rsid="000b010b"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0b20b0" officeooo:paragraph-rsid="000b20b0"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0c89d6" officeooo:paragraph-rsid="000c89d6"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e1295" officeooo:paragraph-rsid="000e1295"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0e4dac" officeooo:paragraph-rsid="000e4dac"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0efe34" officeooo:paragraph-rsid="000efe34"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0f539e" officeooo:paragraph-rsid="000f539e" style:font-weight-asian="normal" style:font-weight-complex="normal"/>
    </style:style>
    <style:style style:name="P12" style:family="paragraph" style:parent-style-name="Standard">
      <style:paragraph-properties fo:text-align="start" style:justify-single-word="false"/>
      <style:text-properties fo:font-weight="normal" officeooo:rsid="000f539e" officeooo:paragraph-rsid="000f539e"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15faad" officeooo:paragraph-rsid="0015faad"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17c9e4" officeooo:paragraph-rsid="0017c9e4" style:font-weight-asian="normal" style:font-weight-complex="normal"/>
    </style:style>
    <style:style style:name="P15" style:family="paragraph" style:parent-style-name="Standard" style:list-style-name="L2">
      <style:paragraph-properties fo:text-align="start" style:justify-single-word="false"/>
      <style:text-properties fo:font-weight="normal" officeooo:rsid="001b5345" officeooo:paragraph-rsid="001b5345"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rsid="001b6bc3" officeooo:paragraph-rsid="001b6bc3" style:font-weight-asian="normal" style:font-weight-complex="normal"/>
    </style:style>
    <style:style style:name="P17" style:family="paragraph" style:parent-style-name="Standard" style:list-style-name="L2">
      <style:paragraph-properties fo:text-align="start" style:justify-single-word="false"/>
      <style:text-properties fo:font-weight="normal" officeooo:rsid="001b7515" officeooo:paragraph-rsid="001b7515" style:font-weight-asian="normal" style:font-weight-complex="normal"/>
    </style:style>
    <style:style style:name="P18" style:family="paragraph" style:parent-style-name="Standard" style:list-style-name="L2">
      <style:paragraph-properties fo:text-align="start" style:justify-single-word="false"/>
      <style:text-properties fo:font-weight="normal" officeooo:rsid="001c775f" officeooo:paragraph-rsid="001c775f" style:font-weight-asian="normal" style:font-weight-complex="normal"/>
    </style:style>
    <style:style style:name="P19" style:family="paragraph" style:parent-style-name="Standard" style:list-style-name="L2">
      <style:paragraph-properties fo:text-align="start" style:justify-single-word="false"/>
      <style:text-properties fo:font-weight="normal" officeooo:rsid="001d7892" officeooo:paragraph-rsid="001d7892" style:font-weight-asian="normal" style:font-weight-complex="normal"/>
    </style:style>
    <style:style style:name="P20" style:family="paragraph" style:parent-style-name="Standard">
      <style:paragraph-properties fo:text-align="start" style:justify-single-word="false"/>
      <style:text-properties fo:font-weight="normal" officeooo:rsid="001d7892" officeooo:paragraph-rsid="001d7892" style:font-weight-asian="normal" style:font-weight-complex="normal"/>
    </style:style>
    <style:style style:name="P21"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100944" officeooo:paragraph-rsid="00100944" style:font-weight-asian="bold" style:font-weight-complex="bold"/>
    </style:style>
    <style:style style:name="P22" style:family="paragraph" style:parent-style-name="Standard" style:list-style-name="L1">
      <style:paragraph-properties fo:text-align="start" style:justify-single-word="false"/>
      <style:text-properties style:text-underline-style="none" fo:font-weight="normal" officeooo:rsid="00116600" officeooo:paragraph-rsid="00116600" style:font-weight-asian="normal" style:font-weight-complex="normal"/>
    </style:style>
    <style:style style:name="P23" style:family="paragraph" style:parent-style-name="Standard" style:list-style-name="L1">
      <style:paragraph-properties fo:text-align="start" style:justify-single-word="false"/>
      <style:text-properties style:text-underline-style="none" fo:font-weight="normal" officeooo:rsid="0015196c" officeooo:paragraph-rsid="0015196c" style:font-weight-asian="normal" style:font-weight-complex="normal"/>
    </style:style>
    <style:style style:name="T1" style:family="text">
      <style:text-properties officeooo:rsid="000c89d6"/>
    </style:style>
    <style:style style:name="T2" style:family="text">
      <style:text-properties officeooo:rsid="00116600"/>
    </style:style>
    <style:style style:name="T3" style:family="text">
      <style:text-properties officeooo:rsid="00132fe4"/>
    </style:style>
    <style:style style:name="T4" style:family="text">
      <style:text-properties officeooo:rsid="0018bbc1"/>
    </style:style>
    <style:style style:name="T5" style:family="text">
      <style:text-properties officeooo:rsid="001b6bc3"/>
    </style:style>
    <style:style style:name="T6" style:family="text">
      <style:text-properties officeooo:rsid="001c06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 Lezione 10 – 17/04/2015</text:p>
      <text:p text:style-name="P1"/>
      <text:list xml:id="list5828089411155505029" text:style-name="L1">
        <text:list-item>
          <text:p text:style-name="P5">Bl. Slide: <text:tab/>07 – Reject Option</text:p>
        </text:list-item>
      </text:list>
      <text:p text:style-name="P4"/>
      <text:list xml:id="list121413517281508" text:continue-numbering="true" text:style-name="L1">
        <text:list-item>
          <text:p text:style-name="P5">Il contest di quest anno è la progettaz. di un classificat. binario per l'aeroporto Charles de Gaulle di Parigi, e servirà per predire se ci sarà o meno, dato un tot di informazioni di input, nebbia sull'aeroporto per le successive 3 ore</text:p>
        </text:list-item>
        <text:list-item>
          <text:p text:style-name="P11">Il prof ci darà dei file per train. set e test set e dovremo creare noi il classificatore, con i vari meccanismi visti, come feature reduction e cosi via.</text:p>
        </text:list-item>
        <text:list-item>
          <text:p text:style-name="P21">Una parte FONDAMENTALE È LA STIMA CORRETTA DELLE PRESTAZIONI <text:span text:style-name="T2">e DEL COSTO DI CLASSIFICAZIONE</text:span>!!!</text:p>
        </text:list-item>
        <text:list-item>
          <text:p text:style-name="P22">Metterà sul sito le istruzion<text:span text:style-name="T3">i</text:span></text:p>
        </text:list-item>
        <text:list-item>
          <text:p text:style-name="P23">Quando fai l'ultimo addestramento, FALLO SULL'INTERO TRAINING SET!</text:p>
        </text:list-item>
      </text:list>
      <text:p text:style-name="P12"/>
      <text:p text:style-name="P12"/>
      <text:list xml:id="list121413426584556" text:continue-numbering="true" text:style-name="L1">
        <text:list-item>
          <text:p text:style-name="P5">Sl. 2:</text:p>
          <text:list>
            <text:list-item>
              <text:p text:style-name="P6">Il concetto di base è che bisogna dare un giusto peso all'errore di misclassificaz., nel senso che se, ad es., sbaglio la prima cifra di un cap, per uno smistatore di posta autom., mando una lettera a fare in culo perché sbaglio completamente il posto, mentre se sbaglio l'ultima cifra del cap si può apparare</text:p>
            </text:list-item>
            <text:list-item>
              <text:p text:style-name="P6">Bisogna quindi dare il giusto peso agli errori di misclassificaz. che ho</text:p>
            </text:list-item>
            <text:list-item>
              <text:p text:style-name="P7">La x0 è la condizione di “errore ideale”, cioè è quella minima assoluta che posso avere per un errore. Dato che è ideale, la condizione effettiva di errore nel grafico è la x^</text:p>
            </text:list-item>
            <text:list-item>
              <text:p text:style-name="P7">Dato che il classific. può aver scelto una condiz. di errore non perfetta, posso fare in modo che nella regione di tolleranza (la regione compresa tra l'errore di classific. ideale e quello effettivo, sarebbe la reg. tra x0 e x^) il classificatore NON SI ESPRIMA, ovvero non da risposta e si dice che quella particolare opzione è stata Rigettata.</text:p>
            </text:list-item>
            <text:list-item>
              <text:p text:style-name="P7">Per risolvere una questione del genere ci sono diversi modi, operat. umano che interviene ecc., che sono anche costosi. PERÒ, di norma, il costo del RIGETTO deve essere MINORE del costo dell'ERRORE VERO E PROPRIO</text:p>
            </text:list-item>
          </text:list>
        </text:list-item>
        <text:list-item>
          <text:p text:style-name="P6">Sl. <text:span text:style-name="T1">4</text:span>:</text:p>
          <text:list>
            <text:list-item>
              <text:p text:style-name="P8">La condiz. di rigetto migliore è quella che, teoricamente, riesce a riigettare tutti i campioni che sono stati misclassificati</text:p>
            </text:list-item>
            <text:list-item>
              <text:p text:style-name="P8">Il rigetto ha praticamente sempre un costo MINORE rispetto al costo associato agli errori effettivi</text:p>
            </text:list-item>
            <text:list-item>
              <text:p text:style-name="P9">Il modo con cui possiamo usare queste informazioni è per MINIMIZZARE IL RISCHIO</text:p>
            </text:list-item>
            <text:list-item>
              <text:p text:style-name="P9">Di norma, il costo di un rigetto è indipendente dalla classe a cui il campione rigettato appartiene</text:p>
            </text:list-item>
          </text:list>
        </text:list-item>
        <text:list-item>
          <text:p text:style-name="P9">Sl. 3:</text:p>
          <text:list>
            <text:list-item>
              <text:p text:style-name="P9">Per ogni classe, vado a prendere i campioni che mi vanno a minimizzare la quantità k che vedi nella slide</text:p>
            </text:list-item>
          </text:list>
        </text:list-item>
        <text:list-item>
          <text:p text:style-name="P9">Sl. 5:</text:p>
          <text:list>
            <text:list-item>
              <text:p text:style-name="P10">Il 1000 nella matrice dei costi, mi indica che misclassificare un paziente che ha o meno un cancro è 100 volte più costoso, come errore, rispetto a un falso positivo (che sarebbe il 10 nella riga successiva, dato che fare qualche esame in più è molto meno grave che avere il cancro e non curarsi proprio!)</text:p>
            </text:list-item>
          </text:list>
        </text:list-item>
        <text:list-item>
          <text:p text:style-name="P10">Sl. <text:span text:style-name="T4">8</text:span>:</text:p>
          <text:list>
            <text:list-item>
              <text:p text:style-name="P13">La regola di Chow ssi basa sull'ipotesi che la matrice dei costi sia composta da soli tre fattori E, R e C che sono quelli che vedi nella slide</text:p>
              <text:p text:style-name="P13"/>
            </text:list-item>
            <text:list-item>
              <text:p text:style-name="P13"><text:soft-page-break/>Gli indici i e j sono, rispettivamente gli indici della classe vera e propria e della classe predetta</text:p>
            </text:list-item>
            <text:list-item>
              <text:p text:style-name="P13">La classe del rigetto viene indicata dal pedice con lo 0 (Ci0 nella slide, per es.)</text:p>
            </text:list-item>
            <text:list-item>
              <text:p text:style-name="P13">Il campione rigettato potrebbe anche essere rielaborato da un altro sistema automatico, più accurato e lento ad es., invece che da un essere umano</text:p>
            </text:list-item>
            <text:list-item>
              <text:p text:style-name="P14">La regola di Rigetto di Chow dipende dai costi, nel modo visto dalla formula della slide (quell'if che vedi). Quel p(class|x) è proprio la probabilità di classificazione CORRETTA DEL CAMPIONE X PER LA CLASSE “CLASS” tra parentesi, e con la regola di chow è come se piazzassi una soglia. Se la probabilità è MINORE del rapporto nella slide, allora il campione deve essere rigettato</text:p>
            </text:list-item>
            <text:list-item>
              <text:p text:style-name="P14">Questa regola però non è sempre buona, perché l'errore ho un peso uguale per ogni possibile errore. Questo perché la regola di Chow è stata progettata per gestire il problema del rigetto per un sistema di riconoscimento di caratteri scritti a mano, quindi dove gli errori di misclassificazione non hanno conseguenze estremamente gravi (come la misclassificaz. di un tumore, ad es.)</text:p>
            </text:list-item>
          </text:list>
        </text:list-item>
      </text:list>
      <text:p text:style-name="P2"/>
      <text:p text:style-name="P2">INTERVALLO</text:p>
      <text:p text:style-name="P2"/>
      <text:list xml:id="list7876917099002024904" text:style-name="L2">
        <text:list-item>
          <text:p text:style-name="P15">Per leggere il tr. set del prof, per il contest, dovrai usare un nodo “ARFF Reader”+</text:p>
        </text:list-item>
        <text:list-item>
          <text:p text:style-name="P15">Nel tr. set ci saranno anche dei missing values. <text:span text:style-name="T5">Dobbiamo vedere poi come gestirli</text:span></text:p>
        </text:list-item>
        <text:list-item>
          <text:p text:style-name="P16">Nel caso in cui i valori di un attrib. non sono numerici, tipo stringa, nel file arff viene detto, affianco agli attributi, i valori che possono assumere gli attributi <text:s/>stessi</text:p>
        </text:list-item>
        <text:list-item>
          <text:p text:style-name="P16">Sta a noi decidere sse e come gestire questo tipo di dati non numerici (se trascurarli con la feature reduction, convertirli in numerico, sfruttare le stringhe riuscendo a gestirle, <text:s/>ecc.)</text:p>
        </text:list-item>
        <text:list-item>
          <text:p text:style-name="P17">C'è un nodo che si chiama Value Counter, che puoi usare per contare le occorrenze d<text:span text:style-name="T6">i una determinata </text:span>class<text:span text:style-name="T6">e</text:span></text:p>
        </text:list-item>
        <text:list-item>
          <text:p text:style-name="P18">C'è un nodo in Knime che si chiama “Cost” che mi da il costo di classificaz., facendo il prodotto tra matrice di confusione e matrice di costo</text:p>
        </text:list-item>
        <text:list-item>
          <text:p text:style-name="P18">Si può implementare la parte di rigetto con il classificatore, tramite il Java Snippet</text:p>
        </text:list-item>
        <text:list-item>
          <text:p text:style-name="P19">Devi prendere in seria considerazione un opzione di rigetto, nel contest dell'anno scorso se non la si metteva, il classificatore sbagliava tantissimo</text:p>
        </text:list-item>
      </text:list>
      <text:p text:style-name="P20"/>
      <text:p text:style-name="P3">FINE LEZION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lo </meta:initial-creator>
    <meta:creation-date>2015-04-17T10:42:54.581599849</meta:creation-date>
    <dc:date>2015-04-17T12:14:11.658166413</dc:date>
    <dc:creator>Cralo </dc:creator>
    <meta:editing-duration>PT1H27M8S</meta:editing-duration>
    <meta:editing-cycles>21</meta:editing-cycles>
    <meta:generator>LibreOffice/4.2.7.2$Linux_x86 LibreOffice_project/420m0$Build-2</meta:generator>
    <meta:document-statistic meta:table-count="0" meta:image-count="0" meta:object-count="0" meta:page-count="2" meta:paragraph-count="40" meta:word-count="875" meta:character-count="4903" meta:non-whitespace-character-count="4098"/>
  </office:meta>
</office:document-meta>
</file>